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51pt"/>
    </style:style>
    <style:style style:name="co2" style:family="table-column">
      <style:table-column-properties fo:break-before="auto" style:column-width="27.35pt"/>
    </style:style>
    <style:style style:name="co3" style:family="table-column">
      <style:table-column-properties fo:break-before="auto" style:column-width="39.4pt"/>
    </style:style>
    <style:style style:name="co4" style:family="table-column">
      <style:table-column-properties fo:break-before="auto" style:column-width="28.29pt"/>
    </style:style>
    <style:style style:name="co5" style:family="table-column">
      <style:table-column-properties fo:break-before="auto" style:column-width="53.4pt"/>
    </style:style>
    <style:style style:name="co6" style:family="table-column">
      <style:table-column-properties fo:break-before="auto" style:column-width="59.64pt"/>
    </style:style>
    <style:style style:name="co7" style:family="table-column">
      <style:table-column-properties fo:break-before="auto" style:column-width="52.89pt"/>
    </style:style>
    <style:style style:name="co8" style:family="table-column">
      <style:table-column-properties fo:break-before="auto" style:column-width="53.86pt"/>
    </style:style>
    <style:style style:name="co9" style:family="table-column">
      <style:table-column-properties fo:break-before="auto" style:column-width="73.64pt"/>
    </style:style>
    <style:style style:name="co10" style:family="table-column">
      <style:table-column-properties fo:break-before="auto" style:column-width="37.96pt"/>
    </style:style>
    <style:style style:name="co11" style:family="table-column">
      <style:table-column-properties fo:break-before="auto" style:column-width="51.96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33.14pt"/>
    </style:style>
    <style:style style:name="co14" style:family="table-column">
      <style:table-column-properties fo:break-before="auto" style:column-width="47.59pt"/>
    </style:style>
    <style:style style:name="co15" style:family="table-column">
      <style:table-column-properties fo:break-before="auto" style:column-width="45.64pt"/>
    </style:style>
    <style:style style:name="co16" style:family="table-column">
      <style:table-column-properties fo:break-before="auto" style:column-width="31.21pt"/>
    </style:style>
    <style:style style:name="co17" style:family="table-column">
      <style:table-column-properties fo:break-before="auto" style:column-width="40.34pt"/>
    </style:style>
    <style:style style:name="co18" style:family="table-column">
      <style:table-column-properties fo:break-before="auto" style:column-width="46.15pt"/>
    </style:style>
    <style:style style:name="co19" style:family="table-column">
      <style:table-column-properties fo:break-before="auto" style:column-width="20.1pt"/>
    </style:style>
    <style:style style:name="co20" style:family="table-column">
      <style:table-column-properties fo:break-before="auto" style:column-width="37.45pt"/>
    </style:style>
    <style:style style:name="co21" style:family="table-column">
      <style:table-column-properties fo:break-before="auto" style:column-width="43.26pt"/>
    </style:style>
    <style:style style:name="co22" style:family="table-column">
      <style:table-column-properties fo:break-before="auto" style:column-width="94.9pt"/>
    </style:style>
    <style:style style:name="co23" style:family="table-column">
      <style:table-column-properties fo:break-before="auto" style:column-width="19.59pt"/>
    </style:style>
    <style:style style:name="co24" style:family="table-column">
      <style:table-column-properties fo:break-before="auto" style:column-width="22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ff9900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ff9900"/>
    </style:style>
    <style:style style:name="ce3" style:family="table-cell" style:parent-style-name="Default" style:data-style-name="N125"/>
    <style:style style:name="ce4" style:family="table-cell" style:parent-style-name="Default" style:data-style-name="N124"/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 style:data-style-name="N3"/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 style:data-style-name="N0"/>
    <style:style style:name="ce10" style:family="table-cell" style:parent-style-name="Default" style:data-style-name="N2"/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0.95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coni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4"/>
        <table:table-column table:style-name="co9" table:default-cell-style-name="ce4"/>
        <table:table-column table:style-name="co10" table:default-cell-style-name="ce3"/>
        <table:table-column table:style-name="co11" table:default-cell-style-name="ce3"/>
        <table:table-row table:style-name="ro1">
          <table:table-cell table:style-name="ce1" office:value-type="string" calcext:value-type="string" table:number-columns-spanned="12" table:number-rows-spanned="1">
            <text:p>all port – iter – test each conic solver (maybe break up by cones)</text:p>
          </table:table-cell>
          <table:covered-table-cell table:number-columns-repeated="11" table:style-name="ce2"/>
        </table:table-row>
        <table:table-row table:style-name="ro1">
          <table:table-cell office:value-type="string" calcext:value-type="string">
            <text:p>cones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olver</text:p>
          </table:table-cell>
          <table:table-cell table:style-name="Default" office:value-type="string" calcext:value-type="string">
            <text:p>gap</text:p>
          </table:table-cell>
          <table:table-cell office:value-type="string" calcext:value-type="string">
            <text:p>iters</text:p>
          </table:table-cell>
          <table:table-cell office:value-type="string" calcext:value-type="string">
            <text:p>relax fail?</text:p>
          </table:table-cell>
          <table:table-cell office:value-type="string" calcext:value-type="string">
            <text:p>subp count</text:p>
          </table:table-cell>
          <table:table-cell office:value-type="string" calcext:value-type="string">
            <text:p>subp fails</text:p>
          </table:table-cell>
          <table:table-cell table:style-name="Default" office:value-type="string" calcext:value-type="string">
            <text:p>relax time</text:p>
          </table:table-cell>
          <table:table-cell table:style-name="Default" office:value-type="string" calcext:value-type="string">
            <text:p>avg subp time</text:p>
          </table:table-cell>
          <table:table-cell table:style-name="Default" office:value-type="string" calcext:value-type="string">
            <text:p>lin viol</text:p>
          </table:table-cell>
          <table:table-cell table:style-name="Default" office:value-type="string" calcext:value-type="string">
            <text:p>conic viol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OS</text:p>
          </table:table-cell>
          <table:table-cell office:value-type="float" office:value="-0.000000000147479683681396" calcext:value-type="float">
            <text:p>-1E-1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00159" calcext:value-type="float">
            <text:p>0.002</text:p>
          </table:table-cell>
          <table:table-cell office:value-type="float" office:value="0.00105" calcext:value-type="float">
            <text:p>0.001</text:p>
          </table:table-cell>
          <table:table-cell office:value-type="float" office:value="0.000000000000189576212258908" calcext:value-type="float">
            <text:p>2E-13</text:p>
          </table:table-cell>
          <table:table-cell office:value-type="float" office:value="0.0000000000184324430718696" calcext:value-type="float">
            <text:p>2E-1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sek</text:p>
          </table:table-cell>
          <table:table-cell office:value-type="float" office:value="-0.0000000257722601138134" calcext:value-type="float">
            <text:p>-3E-0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00293" calcext:value-type="float">
            <text:p>0.003</text:p>
          </table:table-cell>
          <table:table-cell office:value-type="float" office:value="0.00112" calcext:value-type="float">
            <text:p>0.001</text:p>
          </table:table-cell>
          <table:table-cell office:value-type="float" office:value="0.0000000000000183811299514502" calcext:value-type="float">
            <text:p>2E-14</text:p>
          </table:table-cell>
          <table:table-cell office:value-type="float" office:value="0.00000000387420086289669" calcext:value-type="float">
            <text:p>4E-0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S</text:p>
          </table:table-cell>
          <table:table-cell office:value-type="float" office:value="-0.000804048666051482" calcext:value-type="float">
            <text:p>-8E-0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00149" calcext:value-type="float">
            <text:p>0.001</text:p>
          </table:table-cell>
          <table:table-cell office:value-type="float" office:value="0.00107" calcext:value-type="float">
            <text:p>0.001</text:p>
          </table:table-cell>
          <table:table-cell office:value-type="float" office:value="0.000157922322779933" calcext:value-type="float">
            <text:p>2E-04</text:p>
          </table:table-cell>
          <table:table-cell office:value-type="float" office:value="0.000160291235278436" calcext:value-type="float">
            <text:p>2E-0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COS</text:p>
          </table:table-cell>
          <table:table-cell office:value-type="float" office:value="0.00000292522885553786" calcext:value-type="float">
            <text:p>3E-0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00415" calcext:value-type="float">
            <text:p>0.004</text:p>
          </table:table-cell>
          <table:table-cell office:value-type="float" office:value="0.00251" calcext:value-type="float">
            <text:p>0.003</text:p>
          </table:table-cell>
          <table:table-cell office:value-type="float" office:value="2.22044604925031E-016" calcext:value-type="float">
            <text:p>2E-16</text:p>
          </table:table-cell>
          <table:table-cell office:value-type="float" office:value="0.00000283298198630599" calcext:value-type="float">
            <text:p>3E-0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sek</text:p>
          </table:table-cell>
          <table:table-cell office:value-type="float" office:value="0.00000660334377370151" calcext:value-type="float">
            <text:p>7E-0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00493" calcext:value-type="float">
            <text:p>0.005</text:p>
          </table:table-cell>
          <table:table-cell office:value-type="float" office:value="0.00181333333333333" calcext:value-type="float">
            <text:p>0.002</text:p>
          </table:table-cell>
          <table:table-cell office:value-type="float" office:value="9.95037385820297E-015" calcext:value-type="float">
            <text:p>1E-14</text:p>
          </table:table-cell>
          <table:table-cell office:value-type="float" office:value="0.00000000596226788079912" calcext:value-type="float">
            <text:p>6E-0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S</text:p>
          </table:table-cell>
          <table:table-cell office:value-type="float" office:value="-0.000187885719501508" calcext:value-type="float">
            <text:p>-2E-0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00398" calcext:value-type="float">
            <text:p>0.004</text:p>
          </table:table-cell>
          <table:table-cell office:value-type="float" office:value="0.00366666666666667" calcext:value-type="float">
            <text:p>0.004</text:p>
          </table:table-cell>
          <table:table-cell office:value-type="float" office:value="6.93889390390723E-018" calcext:value-type="float">
            <text:p>7E-18</text:p>
          </table:table-cell>
          <table:table-cell office:value-type="float" office:value="0.0000007906375408262" calcext:value-type="float">
            <text:p>8E-0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COS</text:p>
          </table:table-cell>
          <table:table-cell office:value-type="float" office:value="0.00000929059395571132" calcext:value-type="float">
            <text:p>9E-0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0122" calcext:value-type="float">
            <text:p>0.012</text:p>
          </table:table-cell>
          <table:table-cell office:value-type="float" office:value="0.006425" calcext:value-type="float">
            <text:p>0.006</text:p>
          </table:table-cell>
          <table:table-cell office:value-type="float" office:value="0.00000000000028915411731667" calcext:value-type="float">
            <text:p>3E-13</text:p>
          </table:table-cell>
          <table:table-cell office:value-type="float" office:value="0.000000000141466706404803" calcext:value-type="float">
            <text:p>1E-10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sek</text:p>
          </table:table-cell>
          <table:table-cell office:value-type="float" office:value="0.00000924120111884943" calcext:value-type="float">
            <text:p>9E-0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00795" calcext:value-type="float">
            <text:p>0.008</text:p>
          </table:table-cell>
          <table:table-cell office:value-type="float" office:value="0.002675" calcext:value-type="float">
            <text:p>0.003</text:p>
          </table:table-cell>
          <table:table-cell office:value-type="float" office:value="0.0000000000000224820162486594" calcext:value-type="float">
            <text:p>2E-14</text:p>
          </table:table-cell>
          <table:table-cell office:value-type="float" office:value="0.00000000784787733409953" calcext:value-type="float">
            <text:p>8E-0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S</text:p>
          </table:table-cell>
          <table:table-cell office:value-type="float" office:value="-0.00085022856950124" calcext:value-type="float">
            <text:p>-9E-0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00523" calcext:value-type="float">
            <text:p>0.005</text:p>
          </table:table-cell>
          <table:table-cell office:value-type="float" office:value="0.004525" calcext:value-type="float">
            <text:p>0.005</text:p>
          </table:table-cell>
          <table:table-cell office:value-type="float" office:value="0.000237391273212838" calcext:value-type="float">
            <text:p>2E-04</text:p>
          </table:table-cell>
          <table:table-cell office:value-type="float" office:value="0.000337714951909936" calcext:value-type="float">
            <text:p>3E-0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COS</text:p>
          </table:table-cell>
          <table:table-cell office:value-type="float" office:value="0.000000123160583080116" calcext:value-type="float">
            <text:p>1E-0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0441" calcext:value-type="float">
            <text:p>0.044</text:p>
          </table:table-cell>
          <table:table-cell office:value-type="float" office:value="0.03025" calcext:value-type="float">
            <text:p>0.030</text:p>
          </table:table-cell>
          <table:table-cell office:value-type="float" office:value="2.22044604925031E-016" calcext:value-type="float">
            <text:p>2E-16</text:p>
          </table:table-cell>
          <table:table-cell office:value-type="float" office:value="0.0000000419226760459135" calcext:value-type="float">
            <text:p>4E-0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sek</text:p>
          </table:table-cell>
          <table:table-cell office:value-type="float" office:value="-0.00000254282199251674" calcext:value-type="float">
            <text:p>-3E-0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0202" calcext:value-type="float">
            <text:p>0.020</text:p>
          </table:table-cell>
          <table:table-cell office:value-type="float" office:value="0.00575" calcext:value-type="float">
            <text:p>0.006</text:p>
          </table:table-cell>
          <table:table-cell office:value-type="float" office:value="6.86950496486816E-016" calcext:value-type="float">
            <text:p>7E-16</text:p>
          </table:table-cell>
          <table:table-cell office:value-type="float" office:value="0.0000000059477531302865" calcext:value-type="float">
            <text:p>6E-0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CS</text:p>
          </table:table-cell>
          <table:table-cell office:value-type="float" office:value="-0.000767194613929817" calcext:value-type="float">
            <text:p>-8E-0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0106" calcext:value-type="float">
            <text:p>0.011</text:p>
          </table:table-cell>
          <table:table-cell office:value-type="float" office:value="0.0209" calcext:value-type="float">
            <text:p>0.021</text:p>
          </table:table-cell>
          <table:table-cell office:value-type="float" office:value="0.00079805291582611" calcext:value-type="float">
            <text:p>8E-04</text:p>
          </table:table-cell>
          <table:table-cell office:value-type="float" office:value="0.000000966916269121154" calcext:value-type="float">
            <text:p>1E-06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COS</text:p>
          </table:table-cell>
          <table:table-cell office:value-type="float" office:value="-0.00000000165868760446467" calcext:value-type="float">
            <text:p>-2E-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2" calcext:value-type="float">
            <text:p>0.200</text:p>
          </table:table-cell>
          <table:table-cell office:value-type="float" office:value="0.134" calcext:value-type="float">
            <text:p>0.134</text:p>
          </table:table-cell>
          <table:table-cell office:value-type="float" office:value="0.000000000000176464745593741" calcext:value-type="float">
            <text:p>2E-13</text:p>
          </table:table-cell>
          <table:table-cell office:value-type="float" office:value="0.00000000012435198704086" calcext:value-type="float">
            <text:p>1E-10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sek</text:p>
          </table:table-cell>
          <table:table-cell office:value-type="float" office:value="-0.000000295092787235417" calcext:value-type="float">
            <text:p>-3E-0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0667" calcext:value-type="float">
            <text:p>0.067</text:p>
          </table:table-cell>
          <table:table-cell office:value-type="float" office:value="0.0130333333333333" calcext:value-type="float">
            <text:p>0.013</text:p>
          </table:table-cell>
          <table:table-cell office:value-type="float" office:value="0.0000000000000622418783180478" calcext:value-type="float">
            <text:p>6E-14</text:p>
          </table:table-cell>
          <table:table-cell office:value-type="float" office:value="0.00000000450820946545916" calcext:value-type="float">
            <text:p>5E-0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CS</text:p>
          </table:table-cell>
          <table:table-cell office:value-type="float" office:value="-0.0000981922218766252" calcext:value-type="float">
            <text:p>-1E-0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0592" calcext:value-type="float">
            <text:p>0.059</text:p>
          </table:table-cell>
          <table:table-cell office:value-type="float" office:value="0.0678" calcext:value-type="float">
            <text:p>0.068</text:p>
          </table:table-cell>
          <table:table-cell office:value-type="float" office:value="0.000753437023082393" calcext:value-type="float">
            <text:p>8E-04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COS</text:p>
          </table:table-cell>
          <table:table-cell office:value-type="float" office:value="-0.0000000244120114316293" calcext:value-type="float">
            <text:p>-2E-0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.7" calcext:value-type="float">
            <text:p>1.700</text:p>
          </table:table-cell>
          <table:table-cell office:value-type="float" office:value="0.605" calcext:value-type="float">
            <text:p>0.605</text:p>
          </table:table-cell>
          <table:table-cell office:value-type="float" office:value="0.000000000000270984623629289" calcext:value-type="float">
            <text:p>3E-13</text:p>
          </table:table-cell>
          <table:table-cell office:value-type="float" office:value="0.000000000697651630909846" calcext:value-type="float">
            <text:p>7E-10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sek</text:p>
          </table:table-cell>
          <table:table-cell office:value-type="float" office:value="-0.00000229025888708141" calcext:value-type="float">
            <text:p>-2E-0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3" calcext:value-type="float">
            <text:p>0.300</text:p>
          </table:table-cell>
          <table:table-cell office:value-type="float" office:value="0.0449" calcext:value-type="float">
            <text:p>0.045</text:p>
          </table:table-cell>
          <table:table-cell office:value-type="float" office:value="0.000000000222242901403305" calcext:value-type="float">
            <text:p>2E-10</text:p>
          </table:table-cell>
          <table:table-cell office:value-type="float" office:value="0.000000000481611042713048" calcext:value-type="float">
            <text:p>5E-10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S</text:p>
          </table:table-cell>
          <table:table-cell office:value-type="float" office:value="-0.0000945616412851647" calcext:value-type="float">
            <text:p>-9E-0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336" calcext:value-type="float">
            <text:p>0.336</text:p>
          </table:table-cell>
          <table:table-cell office:value-type="float" office:value="0.26" calcext:value-type="float">
            <text:p>0.260</text:p>
          </table:table-cell>
          <table:table-cell office:value-type="float" office:value="0.00110854524964332" calcext:value-type="float">
            <text:p>1E-03</text:p>
          </table:table-cell>
          <table:table-cell/>
        </table:table-row>
        <table:table-row table:style-name="ro1">
          <table:table-cell office:value-type="string" calcext:value-type="string">
            <text:p>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OS</text:p>
          </table:table-cell>
          <table:table-cell office:value-type="float" office:value="-0.000000457558019810713" calcext:value-type="float">
            <text:p>-5E-0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00505" calcext:value-type="float">
            <text:p>0.005</text:p>
          </table:table-cell>
          <table:table-cell office:value-type="float" office:value="0.00228333333333333" calcext:value-type="float">
            <text:p>0.002</text:p>
          </table:table-cell>
          <table:table-cell office:value-type="float" office:value="0.000000000165787831596723" calcext:value-type="float">
            <text:p>2E-10</text:p>
          </table:table-cell>
          <table:table-cell office:value-type="float" office:value="0.00000000115663212341133" calcext:value-type="float">
            <text:p>1E-09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S</text:p>
          </table:table-cell>
          <table:table-cell office:value-type="float" office:value="-0.00071482915032395" calcext:value-type="float">
            <text:p>-7E-0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.07" calcext:value-type="float">
            <text:p>1.070</text:p>
          </table:table-cell>
          <table:table-cell office:value-type="float" office:value="0.4095" calcext:value-type="float">
            <text:p>0.410</text:p>
          </table:table-cell>
          <table:table-cell office:value-type="float" office:value="0.000141300688717806" calcext:value-type="float">
            <text:p>1E-04</text:p>
          </table:table-cell>
          <table:table-cell office:value-type="float" office:value="0.0000495539843203829" calcext:value-type="float">
            <text:p>5E-05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COS</text:p>
          </table:table-cell>
          <table:table-cell office:value-type="float" office:value="-0.000000143581430007924" calcext:value-type="float">
            <text:p>-1E-0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0128" calcext:value-type="float">
            <text:p>0.013</text:p>
          </table:table-cell>
          <table:table-cell office:value-type="float" office:value="0.0096" calcext:value-type="float">
            <text:p>0.010</text:p>
          </table:table-cell>
          <table:table-cell office:value-type="float" office:value="0.0000000000702135088351957" calcext:value-type="float">
            <text:p>7E-11</text:p>
          </table:table-cell>
          <table:table-cell office:value-type="float" office:value="0.000000000472754724256674" calcext:value-type="float">
            <text:p>5E-10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S</text:p>
          </table:table-cell>
          <table:table-cell office:value-type="float" office:value="-0.00255011218410129" calcext:value-type="float">
            <text:p>-3E-0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.71" calcext:value-type="float">
            <text:p>3.710</text:p>
          </table:table-cell>
          <table:table-cell office:value-type="float" office:value="1.385" calcext:value-type="float">
            <text:p>1.385</text:p>
          </table:table-cell>
          <table:table-cell office:value-type="float" office:value="0.000815651753861776" calcext:value-type="float">
            <text:p>8E-04</text:p>
          </table:table-cell>
          <table:table-cell office:value-type="float" office:value="0.000138742914386425" calcext:value-type="float">
            <text:p>1E-04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COS</text:p>
          </table:table-cell>
          <table:table-cell office:value-type="float" office:value="0.00000772995555325391" calcext:value-type="float">
            <text:p>8E-0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.0241" calcext:value-type="float">
            <text:p>0.024</text:p>
          </table:table-cell>
          <table:table-cell office:value-type="float" office:value="0.0125285714285714" calcext:value-type="float">
            <text:p>0.013</text:p>
          </table:table-cell>
          <table:table-cell office:value-type="float" office:value="0.0000000000262429559420158" calcext:value-type="float">
            <text:p>3E-11</text:p>
          </table:table-cell>
          <table:table-cell office:value-type="float" office:value="0.000000000408172967647502" calcext:value-type="float">
            <text:p>4E-10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S</text:p>
          </table:table-cell>
          <table:table-cell office:value-type="float" office:value="-0.00195316013867917" calcext:value-type="float">
            <text:p>-2E-0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0.8" calcext:value-type="float">
            <text:p>20.800</text:p>
          </table:table-cell>
          <table:table-cell office:value-type="float" office:value="9.46666666666667" calcext:value-type="float">
            <text:p>9.467</text:p>
          </table:table-cell>
          <table:table-cell office:value-type="float" office:value="0.000388440319546383" calcext:value-type="float">
            <text:p>4E-04</text:p>
          </table:table-cell>
          <table:table-cell office:value-type="float" office:value="0.0000332028960052799" calcext:value-type="float">
            <text:p>3E-05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COS</text:p>
          </table:table-cell>
          <table:table-cell office:value-type="float" office:value="0.00000680687572366805" calcext:value-type="float">
            <text:p>7E-0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103" calcext:value-type="float">
            <text:p>0.103</text:p>
          </table:table-cell>
          <table:table-cell office:value-type="float" office:value="0.053" calcext:value-type="float">
            <text:p>0.053</text:p>
          </table:table-cell>
          <table:table-cell office:value-type="float" office:value="0.0000000000655520466467247" calcext:value-type="float">
            <text:p>7E-11</text:p>
          </table:table-cell>
          <table:table-cell office:value-type="float" office:value="0.000000000845932879300904" calcext:value-type="float">
            <text:p>8E-10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CS</text:p>
          </table:table-cell>
          <table:table-cell office:value-type="float" office:value="-0.000677015079766613" calcext:value-type="float">
            <text:p>-7E-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*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4.5" calcext:value-type="float">
            <text:p>44.500</text:p>
          </table:table-cell>
          <table:table-cell office:value-type="float" office:value="21" calcext:value-type="float">
            <text:p>21.000</text:p>
          </table:table-cell>
          <table:table-cell office:value-type="float" office:value="0.00071004783337396" calcext:value-type="float">
            <text:p>7E-04</text:p>
          </table:table-cell>
          <table:table-cell office:value-type="float" office:value="0.000292354360446966" calcext:value-type="float">
            <text:p>3E-04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COS</text:p>
          </table:table-cell>
          <table:table-cell office:value-type="float" office:value="0.00000686475635953576" calcext:value-type="float">
            <text:p>7E-0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.296" calcext:value-type="float">
            <text:p>0.296</text:p>
          </table:table-cell>
          <table:table-cell office:value-type="float" office:value="0.158571428571429" calcext:value-type="float">
            <text:p>0.159</text:p>
          </table:table-cell>
          <table:table-cell office:value-type="float" office:value="6.66133814775094E-016" calcext:value-type="float">
            <text:p>7E-16</text:p>
          </table:table-cell>
          <table:table-cell office:value-type="float" office:value="0.00000009979636138302" calcext:value-type="float">
            <text:p>1E-07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CS</text:p>
          </table:table-cell>
          <table:table-cell office:value-type="float" office:value="-0.00233365840271514" calcext:value-type="float">
            <text:p>-2E-0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*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12" calcext:value-type="float">
            <text:p>112.000</text:p>
          </table:table-cell>
          <table:table-cell office:value-type="float" office:value="35.6666666666667" calcext:value-type="float">
            <text:p>35.667</text:p>
          </table:table-cell>
          <table:table-cell office:value-type="float" office:value="0.000513277364818808" calcext:value-type="float">
            <text:p>5E-04</text:p>
          </table:table-cell>
          <table:table-cell office:value-type="float" office:value="0.0000107603117223132" calcext:value-type="float">
            <text:p>1E-05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COS</text:p>
          </table:table-cell>
          <table:table-cell office:value-type="float" office:value="0.00000048894735798423" calcext:value-type="float">
            <text:p>5E-0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83" calcext:value-type="float">
            <text:p>1.830</text:p>
          </table:table-cell>
          <table:table-cell office:value-type="float" office:value="0.8975" calcext:value-type="float">
            <text:p>0.898</text:p>
          </table:table-cell>
          <table:table-cell office:value-type="float" office:value="0.0000000000193817980328331" calcext:value-type="float">
            <text:p>2E-11</text:p>
          </table:table-cell>
          <table:table-cell office:value-type="float" office:value="0.000000000379615672230216" calcext:value-type="float">
            <text:p>4E-10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S</text:p>
          </table:table-cell>
          <table:table-cell office:value-type="float" office:value="-0.00307463006367886" calcext:value-type="float">
            <text:p>-3E-0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*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57" calcext:value-type="float">
            <text:p>257.000</text:p>
          </table:table-cell>
          <table:table-cell office:value-type="float" office:value="92.3076923076923" calcext:value-type="float">
            <text:p>92.308</text:p>
          </table:table-cell>
          <table:table-cell office:value-type="float" office:value="0.000311116182564878" calcext:value-type="float">
            <text:p>3E-04</text:p>
          </table:table-cell>
          <table:table-cell office:value-type="float" office:value="0.0000438471451474909" calcext:value-type="float">
            <text:p>4E-05</text:p>
          </table:table-cell>
        </table:table-row>
        <table:table-row table:style-name="ro1">
          <table:table-cell office:value-type="string" calcext:value-type="string">
            <text:p>L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sek</text:p>
          </table:table-cell>
          <table:table-cell office:value-type="float" office:value="-0.0000959460677346281" calcext:value-type="float">
            <text:p>-1E-0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00501" calcext:value-type="float">
            <text:p>0.005</text:p>
          </table:table-cell>
          <table:table-cell office:value-type="float" office:value="0.00364" calcext:value-type="float">
            <text:p>0.004</text:p>
          </table:table-cell>
          <table:table-cell office:value-type="float" office:value="0.000000000000274516520626378" calcext:value-type="float">
            <text:p>3E-13</text:p>
          </table:table-cell>
          <table:table-cell/>
        </table:table-row>
        <table:table-row table:style-name="ro1">
          <table:table-cell office:value-type="string" calcext:value-type="string">
            <text:p>L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S</text:p>
          </table:table-cell>
          <table:table-cell office:value-type="float" office:value="-0.000471112607791777" calcext:value-type="float">
            <text:p>-5E-0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206" calcext:value-type="float">
            <text:p>0.206</text:p>
          </table:table-cell>
          <table:table-cell office:value-type="float" office:value="0.218" calcext:value-type="float">
            <text:p>0.218</text:p>
          </table:table-cell>
          <table:table-cell office:value-type="float" office:value="0.0000201960040934757" calcext:value-type="float">
            <text:p>2E-05</text:p>
          </table:table-cell>
          <table:table-cell/>
        </table:table-row>
        <table:table-row table:style-name="ro1">
          <table:table-cell office:value-type="string" calcext:value-type="string">
            <text:p>L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sek</text:p>
          </table:table-cell>
          <table:table-cell office:value-type="float" office:value="0.00000984316145016589" calcext:value-type="float">
            <text:p>1E-0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0112" calcext:value-type="float">
            <text:p>0.011</text:p>
          </table:table-cell>
          <table:table-cell office:value-type="float" office:value="0.0081" calcext:value-type="float">
            <text:p>0.008</text:p>
          </table:table-cell>
          <table:table-cell office:value-type="float" office:value="0.000000000000351420281763382" calcext:value-type="float">
            <text:p>4E-13</text:p>
          </table:table-cell>
          <table:table-cell/>
        </table:table-row>
        <table:table-row table:style-name="ro1">
          <table:table-cell office:value-type="string" calcext:value-type="string">
            <text:p>L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S</text:p>
          </table:table-cell>
          <table:table-cell office:value-type="float" office:value="-0.000344115220540506" calcext:value-type="float">
            <text:p>-3E-0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259" calcext:value-type="float">
            <text:p>0.259</text:p>
          </table:table-cell>
          <table:table-cell office:value-type="float" office:value="0.141" calcext:value-type="float">
            <text:p>0.141</text:p>
          </table:table-cell>
          <table:table-cell office:value-type="float" office:value="0.0000315478996637183" calcext:value-type="float">
            <text:p>3E-05</text:p>
          </table:table-cell>
          <table:table-cell office:value-type="float" office:value="0.00000787176713522981" calcext:value-type="float">
            <text:p>8E-06</text:p>
          </table:table-cell>
        </table:table-row>
        <table:table-row table:style-name="ro1">
          <table:table-cell office:value-type="string" calcext:value-type="string">
            <text:p>L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sek</text:p>
          </table:table-cell>
          <table:table-cell office:value-type="float" office:value="0.00000958432005698347" calcext:value-type="float">
            <text:p>1E-0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.0211" calcext:value-type="float">
            <text:p>0.021</text:p>
          </table:table-cell>
          <table:table-cell office:value-type="float" office:value="0.01334" calcext:value-type="float">
            <text:p>0.013</text:p>
          </table:table-cell>
          <table:table-cell office:value-type="float" office:value="0.0000000000000148804579769291" calcext:value-type="float">
            <text:p>1E-14</text:p>
          </table:table-cell>
          <table:table-cell/>
        </table:table-row>
        <table:table-row table:style-name="ro1">
          <table:table-cell office:value-type="string" calcext:value-type="string">
            <text:p>L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S</text:p>
          </table:table-cell>
          <table:table-cell office:value-type="float" office:value="0.00000785076786542666" calcext:value-type="float">
            <text:p>8E-0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*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.879" calcext:value-type="float">
            <text:p>0.879</text:p>
          </table:table-cell>
          <table:table-cell office:value-type="float" office:value="0.157647058823529" calcext:value-type="float">
            <text:p>0.158</text:p>
          </table:table-cell>
          <table:table-cell office:value-type="float" office:value="6.93889390390723E-018" calcext:value-type="float">
            <text:p>7E-18</text:p>
          </table:table-cell>
          <table:table-cell office:value-type="float" office:value="0.00000674045264114788" calcext:value-type="float">
            <text:p>7E-06</text:p>
          </table:table-cell>
        </table:table-row>
        <table:table-row table:style-name="ro1">
          <table:table-cell office:value-type="string" calcext:value-type="string">
            <text:p>L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sek</text:p>
          </table:table-cell>
          <table:table-cell office:value-type="float" office:value="0.00000920353761685772" calcext:value-type="float">
            <text:p>9E-0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.0224" calcext:value-type="float">
            <text:p>0.022</text:p>
          </table:table-cell>
          <table:table-cell office:value-type="float" office:value="0.0158571428571429" calcext:value-type="float">
            <text:p>0.016</text:p>
          </table:table-cell>
          <table:table-cell office:value-type="float" office:value="0.0000000000000496130914129367" calcext:value-type="float">
            <text:p>5E-14</text:p>
          </table:table-cell>
          <table:table-cell office:value-type="float" office:value="0.000000000882203032848139" calcext:value-type="float">
            <text:p>9E-10</text:p>
          </table:table-cell>
        </table:table-row>
        <table:table-row table:style-name="ro1">
          <table:table-cell office:value-type="string" calcext:value-type="string">
            <text:p>L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CS</text:p>
          </table:table-cell>
          <table:table-cell office:value-type="float" office:value="0.00000730662669398159" calcext:value-type="float">
            <text:p>7E-0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*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0</text:p>
          </table:table-cell>
          <table:table-cell office:value-type="float" office:value="0.169230769230769" calcext:value-type="float">
            <text:p>0.169</text:p>
          </table:table-cell>
          <table:table-cell office:value-type="float" office:value="1.04083408558608E-017" calcext:value-type="float">
            <text:p>1E-17</text:p>
          </table:table-cell>
          <table:table-cell office:value-type="float" office:value="0.00000563340747174183" calcext:value-type="float">
            <text:p>6E-06</text:p>
          </table:table-cell>
        </table:table-row>
        <table:table-row table:style-name="ro1">
          <table:table-cell office:value-type="string" calcext:value-type="string">
            <text:p>L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sek</text:p>
          </table:table-cell>
          <table:table-cell office:value-type="float" office:value="0.000000923604617268996" calcext:value-type="float">
            <text:p>9E-0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0664" calcext:value-type="float">
            <text:p>0.066</text:p>
          </table:table-cell>
          <table:table-cell office:value-type="float" office:value="0.0338" calcext:value-type="float">
            <text:p>0.034</text:p>
          </table:table-cell>
          <table:table-cell office:value-type="float" office:value="0.00000000000006567316135353" calcext:value-type="float">
            <text:p>7E-14</text:p>
          </table:table-cell>
          <table:table-cell/>
        </table:table-row>
        <table:table-row table:style-name="ro1">
          <table:table-cell office:value-type="string" calcext:value-type="string">
            <text:p>L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CS</text:p>
          </table:table-cell>
          <table:table-cell office:value-type="float" office:value="0" calcext:value-type="float">
            <text:p>0E+0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.87" calcext:value-type="float">
            <text:p>2.870</text:p>
          </table:table-cell>
          <table:table-cell office:value-type="float" office:value="1.14142857142857" calcext:value-type="float">
            <text:p>1.141</text:p>
          </table:table-cell>
          <table:table-cell office:value-type="float" office:value="6.93889390390723E-018" calcext:value-type="float">
            <text:p>7E-18</text:p>
          </table:table-cell>
          <table:table-cell office:value-type="float" office:value="0.00000841608954629416" calcext:value-type="float">
            <text:p>8E-06</text:p>
          </table:table-cell>
        </table:table-row>
        <table:table-row table:style-name="ro1">
          <table:table-cell office:value-type="string" calcext:value-type="string">
            <text:p>L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sek</text:p>
          </table:table-cell>
          <table:table-cell office:value-type="float" office:value="-0.00000228137137540235" calcext:value-type="float">
            <text:p>-2E-0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257" calcext:value-type="float">
            <text:p>0.257</text:p>
          </table:table-cell>
          <table:table-cell office:value-type="float" office:value="0.0626666666666667" calcext:value-type="float">
            <text:p>0.063</text:p>
          </table:table-cell>
          <table:table-cell office:value-type="float" office:value="2.1614654510671E-015" calcext:value-type="float">
            <text:p>2E-15</text:p>
          </table:table-cell>
          <table:table-cell office:value-type="float" office:value="0.0000000120482977830627" calcext:value-type="float">
            <text:p>1E-08</text:p>
          </table:table-cell>
        </table:table-row>
        <table:table-row table:style-name="ro1">
          <table:table-cell office:value-type="string" calcext:value-type="string">
            <text:p>L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S</text:p>
          </table:table-cell>
          <table:table-cell office:value-type="float" office:value="0" calcext:value-type="float">
            <text:p>0E+0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*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7.12" calcext:value-type="float">
            <text:p>7.120</text:p>
          </table:table-cell>
          <table:table-cell office:value-type="float" office:value="2.232" calcext:value-type="float">
            <text:p>2.232</text:p>
          </table:table-cell>
          <table:table-cell office:value-type="float" office:value="4.44089209850063E-016" calcext:value-type="float">
            <text:p>4E-16</text:p>
          </table:table-cell>
          <table:table-cell office:value-type="float" office:value="0.00000441998798292046" calcext:value-type="float">
            <text:p>4E-06</text:p>
          </table:table-cell>
        </table:table-row>
        <table:table-row table:style-name="ro1">
          <table:table-cell office:value-type="string" calcext:value-type="string">
            <text:p>LE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S</text:p>
          </table:table-cell>
          <table:table-cell office:value-type="float" office:value="-0.0190788329791409" calcext:value-type="float">
            <text:p>-2E-0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.81" calcext:value-type="float">
            <text:p>1.810</text:p>
          </table:table-cell>
          <table:table-cell office:value-type="float" office:value="0.318666666666667" calcext:value-type="float">
            <text:p>0.319</text:p>
          </table:table-cell>
          <table:table-cell office:value-type="float" office:value="6.93889390390723E-018" calcext:value-type="float">
            <text:p>7E-18</text:p>
          </table:table-cell>
          <table:table-cell office:value-type="float" office:value="0.00000807374495631694" calcext:value-type="float">
            <text:p>8E-06</text:p>
          </table:table-cell>
        </table:table-row>
        <table:table-row table:style-name="ro1">
          <table:table-cell office:value-type="string" calcext:value-type="string">
            <text:p>L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S</text:p>
          </table:table-cell>
          <table:table-cell office:value-type="float" office:value="-0.0049586851791424" calcext:value-type="float">
            <text:p>-5E-0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.42" calcext:value-type="float">
            <text:p>3.420</text:p>
          </table:table-cell>
          <table:table-cell office:value-type="float" office:value="1.23333333333333" calcext:value-type="float">
            <text:p>1.233</text:p>
          </table:table-cell>
          <table:table-cell office:value-type="float" office:value="0.0000198015942644153" calcext:value-type="float">
            <text:p>2E-05</text:p>
          </table:table-cell>
          <table:table-cell office:value-type="float" office:value="0.00000294200169048686" calcext:value-type="float">
            <text:p>3E-06</text:p>
          </table:table-cell>
        </table:table-row>
        <table:table-row table:style-name="ro1">
          <table:table-cell office:value-type="string" calcext:value-type="string">
            <text:p>LE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S</text:p>
          </table:table-cell>
          <table:table-cell office:value-type="float" office:value="-0.00148304449526692" calcext:value-type="float">
            <text:p>-1E-0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8.24" calcext:value-type="float">
            <text:p>8.240</text:p>
          </table:table-cell>
          <table:table-cell office:value-type="float" office:value="3.5" calcext:value-type="float">
            <text:p>3.500</text:p>
          </table:table-cell>
          <table:table-cell office:value-type="float" office:value="0.000310763805938357" calcext:value-type="float">
            <text:p>3E-04</text:p>
          </table:table-cell>
          <table:table-cell office:value-type="float" office:value="0.000026492743605333" calcext:value-type="float">
            <text:p>3E-05</text:p>
          </table:table-cell>
        </table:table-row>
        <table:table-row table:style-name="ro1">
          <table:table-cell office:value-type="string" calcext:value-type="string">
            <text:p>LE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CS</text:p>
          </table:table-cell>
          <table:table-cell office:value-type="float" office:value="-0.000447853865137438" calcext:value-type="float">
            <text:p>-4E-0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*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4.4" calcext:value-type="float">
            <text:p>14.400</text:p>
          </table:table-cell>
          <table:table-cell office:value-type="float" office:value="8.23529411764706" calcext:value-type="float">
            <text:p>8.235</text:p>
          </table:table-cell>
          <table:table-cell office:value-type="float" office:value="0.000568119838819188" calcext:value-type="float">
            <text:p>6E-04</text:p>
          </table:table-cell>
          <table:table-cell office:value-type="float" office:value="0.0000242661381970599" calcext:value-type="float">
            <text:p>2E-05</text:p>
          </table:table-cell>
        </table:table-row>
        <table:table-row table:style-name="ro1">
          <table:table-cell office:value-type="string" calcext:value-type="string">
            <text:p>LE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CS</text:p>
          </table:table-cell>
          <table:table-cell office:value-type="float" office:value="-0.000501846796093104" calcext:value-type="float">
            <text:p>-5E-0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*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1.7" calcext:value-type="float">
            <text:p>31.700</text:p>
          </table:table-cell>
          <table:table-cell office:value-type="float" office:value="17.2" calcext:value-type="float">
            <text:p>17.200</text:p>
          </table:table-cell>
          <table:table-cell office:value-type="float" office:value="0.000330012661190982" calcext:value-type="float">
            <text:p>3E-04</text:p>
          </table:table-cell>
          <table:table-cell office:value-type="float" office:value="0.00000708554826545083" calcext:value-type="float">
            <text:p>7E-06</text:p>
          </table:table-cell>
        </table:table-row>
        <table:table-row table:style-name="ro1">
          <table:table-cell office:value-type="string" calcext:value-type="string">
            <text:p>LE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S</text:p>
          </table:table-cell>
          <table:table-cell office:value-type="float" office:value="-0.00229926649780274" calcext:value-type="float">
            <text:p>-2E-0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84.1" calcext:value-type="float">
            <text:p>84.100</text:p>
          </table:table-cell>
          <table:table-cell office:value-type="float" office:value="58.0909090909091" calcext:value-type="float">
            <text:p>58.091</text:p>
          </table:table-cell>
          <table:table-cell office:value-type="float" office:value="0.00117170505138029" calcext:value-type="float">
            <text:p>1E-03</text:p>
          </table:table-cell>
          <table:table-cell office:value-type="float" office:value="0.000030806192820778" calcext:value-type="float">
            <text:p>3E-05</text:p>
          </table:table-cell>
        </table:table-row>
      </table:table>
      <table:table table:name="scale" table:style-name="ta1"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socpsd portfolio – iterative – test scaling subp cuts</text:p>
          </table:table-cell>
          <table:covered-table-cell table:style-name="ce5"/>
          <table:covered-table-cell/>
          <table:covered-table-cell table:style-name="ce5"/>
          <table:covered-table-cell/>
        </table:table-row>
        <table:table-row table:style-name="ro1">
          <table:table-cell/>
          <table:table-cell table:style-name="ce5" office:value-type="string" calcext:value-type="string" table:number-columns-spanned="4" table:number-rows-spanned="1">
            <text:p>iterations</text:p>
          </table:table-cell>
          <table:covered-table-cell/>
          <table:covered-table-cell table:style-name="ce5"/>
          <table:covered-table-cell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presolve</text:p>
          </table:table-cell>
          <table:covered-table-cell/>
          <table:table-cell table:style-name="ce5" office:value-type="string" calcext:value-type="string" table:number-columns-spanned="2" table:number-rows-spanned="1">
            <text:p>no presolve</text:p>
          </table:table-cell>
          <table:covered-table-cell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no scale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no scale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</table:table>
      <table:table table:name="cuts" table:style-name="ta1">
        <table:table-column table:style-name="co1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ce6"/>
        <table:table-column table:style-name="co17" table:default-cell-style-name="ce6"/>
        <table:table-column table:style-name="co15" table:default-cell-style-name="ce9"/>
        <table:table-column table:style-name="co18" table:number-columns-repeated="5" table:default-cell-style-name="ce9"/>
        <table:table-row table:style-name="ro1">
          <table:table-cell table:style-name="ce1" office:value-type="string" calcext:value-type="string" table:number-columns-spanned="12" table:number-rows-spanned="1">
            <text:p>all portfolio – iter/msd – with/without subp cuts</text:p>
          </table:table-cell>
          <table:covered-table-cell/>
          <table:covered-table-cell table:style-name="ce5"/>
          <table:covered-table-cell/>
          <table:covered-table-cell table:style-name="ce5"/>
          <table:covered-table-cell table:style-name="Default"/>
          <table:covered-table-cell table:style-name="ce5"/>
          <table:covered-table-cell table:number-columns-repeated="2" table:style-name="Default"/>
          <table:covered-table-cell table:style-name="ce5"/>
          <table:covered-table-cell table:number-columns-repeated="2" table:style-name="Default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2" table:number-rows-spanned="1">
            <text:p>iters</text:p>
          </table:table-cell>
          <table:covered-table-cell/>
          <table:table-cell table:style-name="ce5" office:value-type="string" calcext:value-type="string" table:number-columns-spanned="2" table:number-rows-spanned="1">
            <text:p>nodes</text:p>
          </table:table-cell>
          <table:covered-table-cell table:style-name="Default"/>
          <table:table-cell table:style-name="ce7" office:value-type="string" calcext:value-type="string" table:number-columns-spanned="3" table:number-rows-spanned="1">
            <text:p>iter time (s)</text:p>
          </table:table-cell>
          <table:covered-table-cell table:number-columns-repeated="2" table:style-name="ce8"/>
          <table:table-cell table:style-name="ce7" office:value-type="string" calcext:value-type="string" table:number-columns-spanned="3" table:number-rows-spanned="1">
            <text:p>MSD time (s)</text:p>
          </table:table-cell>
          <table:covered-table-cell table:number-columns-repeated="2" table:style-name="ce8"/>
        </table:table-row>
        <table:table-row table:style-name="ro1">
          <table:table-cell office:value-type="string" calcext:value-type="string">
            <text:p>cones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no subp</text:p>
          </table:table-cell>
          <table:table-cell office:value-type="string" calcext:value-type="string">
            <text:p>subp</text:p>
          </table:table-cell>
          <table:table-cell table:style-name="Default" office:value-type="string" calcext:value-type="string">
            <text:p>no subp</text:p>
          </table:table-cell>
          <table:table-cell table:style-name="Default" office:value-type="string" calcext:value-type="string">
            <text:p>subp</text:p>
          </table:table-cell>
          <table:table-cell table:style-name="ce8" office:value-type="string" calcext:value-type="string">
            <text:p>no subp</text:p>
          </table:table-cell>
          <table:table-cell table:style-name="ce8" office:value-type="string" calcext:value-type="string">
            <text:p>subp</text:p>
          </table:table-cell>
          <table:table-cell table:style-name="ce8" office:value-type="string" calcext:value-type="string">
            <text:p>conic</text:p>
          </table:table-cell>
          <table:table-cell table:style-name="ce8" office:value-type="string" calcext:value-type="string">
            <text:p>no subp</text:p>
          </table:table-cell>
          <table:table-cell table:style-name="ce8" office:value-type="string" calcext:value-type="string">
            <text:p>subp (minus conic)</text:p>
          </table:table-cell>
          <table:table-cell table:style-name="ce8" office:value-type="string" calcext:value-type="string">
            <text:p>conic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0216" calcext:value-type="float">
            <text:p>0.0216</text:p>
          </table:table-cell>
          <table:table-cell office:value-type="float" office:value="0.00875" calcext:value-type="float">
            <text:p>0.00875</text:p>
          </table:table-cell>
          <table:table-cell office:value-type="float" office:value="0.00517" calcext:value-type="float">
            <text:p>0.00517</text:p>
          </table:table-cell>
          <table:table-cell office:value-type="float" office:value="0.00578" calcext:value-type="float">
            <text:p>0.00578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412" calcext:value-type="float">
            <text:p>0.0041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64" calcext:value-type="float">
            <text:p>164</text:p>
          </table:table-cell>
          <table:table-cell office:value-type="float" office:value="104" calcext:value-type="float">
            <text:p>104</text:p>
          </table:table-cell>
          <table:table-cell office:value-type="float" office:value="0.444" calcext:value-type="float">
            <text:p>0.444</text:p>
          </table:table-cell>
          <table:table-cell office:value-type="float" office:value="0.105" calcext:value-type="float">
            <text:p>0.105</text:p>
          </table:table-cell>
          <table:table-cell office:value-type="float" office:value="0.01037" calcext:value-type="float">
            <text:p>0.01037</text:p>
          </table:table-cell>
          <table:table-cell office:value-type="float" office:value="0.0876" calcext:value-type="float">
            <text:p>0.0876</text:p>
          </table:table-cell>
          <table:table-cell office:value-type="float" office:value="0.15508" calcext:value-type="float">
            <text:p>0.15508</text:p>
          </table:table-cell>
          <table:table-cell office:value-type="float" office:value="0.01379" calcext:value-type="float">
            <text:p>0.01379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141" calcext:value-type="float">
            <text:p>1,141</text:p>
          </table:table-cell>
          <table:table-cell office:value-type="float" office:value="692" calcext:value-type="float">
            <text:p>692</text:p>
          </table:table-cell>
          <table:table-cell office:value-type="float" office:value="5.1" calcext:value-type="float">
            <text:p>5.1</text:p>
          </table:table-cell>
          <table:table-cell office:value-type="float" office:value="2.23" calcext:value-type="float">
            <text:p>2.23</text:p>
          </table:table-cell>
          <table:table-cell office:value-type="float" office:value="0.01865" calcext:value-type="float">
            <text:p>0.01865</text:p>
          </table:table-cell>
          <table:table-cell office:value-type="float" office:value="0.789" calcext:value-type="float">
            <text:p>0.789</text:p>
          </table:table-cell>
          <table:table-cell office:value-type="float" office:value="1.1622" calcext:value-type="float">
            <text:p>1.1622</text:p>
          </table:table-cell>
          <table:table-cell office:value-type="float" office:value="0.05593" calcext:value-type="float">
            <text:p>0.0559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997" calcext:value-type="float">
            <text:p>0.997</text:p>
          </table:table-cell>
          <table:table-cell office:value-type="float" office:value="0.194" calcext:value-type="float">
            <text:p>0.194</text:p>
          </table:table-cell>
          <table:table-cell office:value-type="float" office:value="0.0317" calcext:value-type="float">
            <text:p>0.0317</text:p>
          </table:table-cell>
          <table:table-cell office:value-type="float" office:value="0.103" calcext:value-type="float">
            <text:p>0.103</text:p>
          </table:table-cell>
          <table:table-cell office:value-type="float" office:value="0.4292" calcext:value-type="float">
            <text:p>0.4292</text:p>
          </table:table-cell>
          <table:table-cell office:value-type="float" office:value="0.0427" calcext:value-type="float">
            <text:p>0.0427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.66" calcext:value-type="float">
            <text:p>5.66</text:p>
          </table:table-cell>
          <table:table-cell office:value-type="float" office:value="2.16" calcext:value-type="float">
            <text:p>2.16</text:p>
          </table:table-cell>
          <table:table-cell office:value-type="float" office:value="0.1058" calcext:value-type="float">
            <text:p>0.1058</text:p>
          </table:table-cell>
          <table:table-cell office:value-type="float" office:value="0.41" calcext:value-type="float">
            <text:p>0.41</text:p>
          </table:table-cell>
          <table:table-cell office:value-type="float" office:value="0.2361" calcext:value-type="float">
            <text:p>0.2361</text:p>
          </table:table-cell>
          <table:table-cell office:value-type="float" office:value="0.0934" calcext:value-type="float">
            <text:p>0.0934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4.37" calcext:value-type="float">
            <text:p>4.37</text:p>
          </table:table-cell>
          <table:table-cell office:value-type="float" office:value="0.3898" calcext:value-type="float">
            <text:p>0.3898</text:p>
          </table:table-cell>
          <table:table-cell office:value-type="float" office:value="2.2" calcext:value-type="float">
            <text:p>2.2</text:p>
          </table:table-cell>
          <table:table-cell office:value-type="float" office:value="1.2214" calcext:value-type="float">
            <text:p>1.2214</text:p>
          </table:table-cell>
          <table:table-cell office:value-type="float" office:value="0.3596" calcext:value-type="float">
            <text:p>0.3596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.0554" calcext:value-type="float">
            <text:p>0.0554</text:p>
          </table:table-cell>
          <table:table-cell office:value-type="float" office:value="0.00837" calcext:value-type="float">
            <text:p>0.00837</text:p>
          </table:table-cell>
          <table:table-cell office:value-type="float" office:value="0.00369" calcext:value-type="float">
            <text:p>0.00369</text:p>
          </table:table-cell>
          <table:table-cell office:value-type="float" office:value="0.00759" calcext:value-type="float">
            <text:p>0.00759</text:p>
          </table:table-cell>
          <table:table-cell office:value-type="float" office:value="0.00334" calcext:value-type="float">
            <text:p>0.00334</text:p>
          </table:table-cell>
          <table:table-cell office:value-type="float" office:value="0.00954" calcext:value-type="float">
            <text:p>0.00954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0.266" calcext:value-type="float">
            <text:p>0.266</text:p>
          </table:table-cell>
          <table:table-cell office:value-type="float" office:value="0.111" calcext:value-type="float">
            <text:p>0.111</text:p>
          </table:table-cell>
          <table:table-cell office:value-type="float" office:value="0.01168" calcext:value-type="float">
            <text:p>0.01168</text:p>
          </table:table-cell>
          <table:table-cell office:value-type="float" office:value="0.0595" calcext:value-type="float">
            <text:p>0.0595</text:p>
          </table:table-cell>
          <table:table-cell office:value-type="float" office:value="0.1311" calcext:value-type="float">
            <text:p>0.1311</text:p>
          </table:table-cell>
          <table:table-cell office:value-type="float" office:value="0.0397" calcext:value-type="float">
            <text:p>0.0397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36366" calcext:value-type="float">
            <text:p>36,366</text:p>
          </table:table-cell>
          <table:table-cell office:value-type="float" office:value="12546" calcext:value-type="float">
            <text:p>12,546</text:p>
          </table:table-cell>
          <table:table-cell office:value-type="float" office:value="53.9" calcext:value-type="float">
            <text:p>53.9</text:p>
          </table:table-cell>
          <table:table-cell office:value-type="float" office:value="2.26" calcext:value-type="float">
            <text:p>2.26</text:p>
          </table:table-cell>
          <table:table-cell office:value-type="float" office:value="0.0379" calcext:value-type="float">
            <text:p>0.0379</text:p>
          </table:table-cell>
          <table:table-cell office:value-type="float" office:value="21.1" calcext:value-type="float">
            <text:p>21.1</text:p>
          </table:table-cell>
          <table:table-cell office:value-type="float" office:value="10.898" calcext:value-type="float">
            <text:p>10.898</text:p>
          </table:table-cell>
          <table:table-cell office:value-type="float" office:value="0.3264" calcext:value-type="float">
            <text:p>0.3264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0953" calcext:value-type="float">
            <text:p>10,953</text:p>
          </table:table-cell>
          <table:table-cell office:value-type="float" office:value="16697" calcext:value-type="float">
            <text:p>16,697</text:p>
          </table:table-cell>
          <table:table-cell office:value-type="float" office:value="38.2" calcext:value-type="float">
            <text:p>38.2</text:p>
          </table:table-cell>
          <table:table-cell office:value-type="float" office:value="1.21" calcext:value-type="float">
            <text:p>1.21</text:p>
          </table:table-cell>
          <table:table-cell office:value-type="float" office:value="0.1651" calcext:value-type="float">
            <text:p>0.1651</text:p>
          </table:table-cell>
          <table:table-cell office:value-type="float" office:value="19.1" calcext:value-type="float">
            <text:p>19.1</text:p>
          </table:table-cell>
          <table:table-cell office:value-type="float" office:value="26.55" calcext:value-type="float">
            <text:p>26.55</text:p>
          </table:table-cell>
          <table:table-cell office:value-type="float" office:value="1.255" calcext:value-type="float">
            <text:p>1.255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215" calcext:value-type="float">
            <text:p>1,215</text:p>
          </table:table-cell>
          <table:table-cell office:value-type="float" office:value="1300" calcext:value-type="float">
            <text:p>1,300</text:p>
          </table:table-cell>
          <table:table-cell office:value-type="float" office:value="37.8" calcext:value-type="float">
            <text:p>37.8</text:p>
          </table:table-cell>
          <table:table-cell office:value-type="float" office:value="0.207" calcext:value-type="float">
            <text:p>0.207</text:p>
          </table:table-cell>
          <table:table-cell office:value-type="float" office:value="0.334" calcext:value-type="float">
            <text:p>0.334</text:p>
          </table:table-cell>
          <table:table-cell office:value-type="float" office:value="4.01" calcext:value-type="float">
            <text:p>4.01</text:p>
          </table:table-cell>
          <table:table-cell office:value-type="float" office:value="6.4" calcext:value-type="float">
            <text:p>6.4</text:p>
          </table:table-cell>
          <table:table-cell office:value-type="float" office:value="3.815" calcext:value-type="float">
            <text:p>3.815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50.9" calcext:value-type="float">
            <text:p>50.9</text:p>
          </table:table-cell>
          <table:table-cell office:value-type="float" office:value="6.15" calcext:value-type="float">
            <text:p>6.15</text:p>
          </table:table-cell>
          <table:table-cell office:value-type="float" office:value="2.91" calcext:value-type="float">
            <text:p>2.91</text:p>
          </table:table-cell>
          <table:table-cell office:value-type="float" office:value="2.2" calcext:value-type="float">
            <text:p>2.2</text:p>
          </table:table-cell>
          <table:table-cell office:value-type="float" office:value="3.8" calcext:value-type="float">
            <text:p>3.8</text:p>
          </table:table-cell>
          <table:table-cell office:value-type="float" office:value="12.62" calcext:value-type="float">
            <text:p>12.62</text:p>
          </table:table-cell>
        </table:table-row>
        <table:table-row table:style-name="ro1">
          <table:table-cell office:value-type="string" calcext:value-type="string">
            <text:p>LP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0342" calcext:value-type="float">
            <text:p>0.0342</text:p>
          </table:table-cell>
          <table:table-cell office:value-type="float" office:value="0.00281" calcext:value-type="float">
            <text:p>0.00281</text:p>
          </table:table-cell>
          <table:table-cell office:value-type="float" office:value="0.00865" calcext:value-type="float">
            <text:p>0.00865</text:p>
          </table:table-cell>
          <table:table-cell office:value-type="float" office:value="0.00598" calcext:value-type="float">
            <text:p>0.00598</text:p>
          </table:table-cell>
          <table:table-cell office:value-type="float" office:value="0.00289" calcext:value-type="float">
            <text:p>0.00289</text:p>
          </table:table-cell>
          <table:table-cell office:value-type="float" office:value="0.00895" calcext:value-type="float">
            <text:p>0.00895</text:p>
          </table:table-cell>
        </table:table-row>
        <table:table-row table:style-name="ro1">
          <table:table-cell office:value-type="string" calcext:value-type="string">
            <text:p>LP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0977" calcext:value-type="float">
            <text:p>0.0977</text:p>
          </table:table-cell>
          <table:table-cell office:value-type="float" office:value="0.0301" calcext:value-type="float">
            <text:p>0.0301</text:p>
          </table:table-cell>
          <table:table-cell office:value-type="float" office:value="0.0274" calcext:value-type="float">
            <text:p>0.0274</text:p>
          </table:table-cell>
          <table:table-cell office:value-type="float" office:value="0.0152" calcext:value-type="float">
            <text:p>0.0152</text:p>
          </table:table-cell>
          <table:table-cell office:value-type="float" office:value="0.0068" calcext:value-type="float">
            <text:p>0.0068</text:p>
          </table:table-cell>
          <table:table-cell office:value-type="float" office:value="0.0379" calcext:value-type="float">
            <text:p>0.0379</text:p>
          </table:table-cell>
        </table:table-row>
        <table:table-row table:style-name="ro1">
          <table:table-cell office:value-type="string" calcext:value-type="string">
            <text:p>LP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3099" calcext:value-type="float">
            <text:p>3,099</text:p>
          </table:table-cell>
          <table:table-cell office:value-type="float" office:value="736" calcext:value-type="float">
            <text:p>736</text:p>
          </table:table-cell>
          <table:table-cell office:value-type="float" office:value="22.6" calcext:value-type="float">
            <text:p>22.6</text:p>
          </table:table-cell>
          <table:table-cell office:value-type="float" office:value="6.16" calcext:value-type="float">
            <text:p>6.16</text:p>
          </table:table-cell>
          <table:table-cell office:value-type="float" office:value="0.0878" calcext:value-type="float">
            <text:p>0.0878</text:p>
          </table:table-cell>
          <table:table-cell office:value-type="float" office:value="1.73" calcext:value-type="float">
            <text:p>1.73</text:p>
          </table:table-cell>
          <table:table-cell office:value-type="float" office:value="0.99" calcext:value-type="float">
            <text:p>0.99</text:p>
          </table:table-cell>
          <table:table-cell office:value-type="float" office:value="0.1953" calcext:value-type="float">
            <text:p>0.1953</text:p>
          </table:table-cell>
        </table:table-row>
        <table:table-row table:style-name="ro1">
          <table:table-cell office:value-type="string" calcext:value-type="string">
            <text:p>LP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36764" calcext:value-type="float">
            <text:p>36,764</text:p>
          </table:table-cell>
          <table:table-cell office:value-type="float" office:value="10053" calcext:value-type="float">
            <text:p>10,053</text:p>
          </table:table-cell>
          <table:table-cell office:value-type="float" office:value="661" calcext:value-type="float">
            <text:p>661</text:p>
          </table:table-cell>
          <table:table-cell office:value-type="float" office:value="120" calcext:value-type="float">
            <text:p>120</text:p>
          </table:table-cell>
          <table:table-cell office:value-type="float" office:value="0.1334" calcext:value-type="float">
            <text:p>0.1334</text:p>
          </table:table-cell>
          <table:table-cell office:value-type="float" office:value="42.1" calcext:value-type="float">
            <text:p>42.1</text:p>
          </table:table-cell>
          <table:table-cell office:value-type="float" office:value="11.607" calcext:value-type="float">
            <text:p>11.607</text:p>
          </table:table-cell>
          <table:table-cell office:value-type="float" office:value="0.3151" calcext:value-type="float">
            <text:p>0.3151</text:p>
          </table:table-cell>
        </table:table-row>
        <table:table-row table:style-name="ro1">
          <table:table-cell office:value-type="string" calcext:value-type="string">
            <text:p>LP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.56" calcext:value-type="float">
            <text:p>4.56</text:p>
          </table:table-cell>
          <table:table-cell office:value-type="float" office:value="0.493" calcext:value-type="float">
            <text:p>0.493</text:p>
          </table:table-cell>
          <table:table-cell office:value-type="float" office:value="0.134" calcext:value-type="float">
            <text:p>0.134</text:p>
          </table:table-cell>
          <table:table-cell office:value-type="float" office:value="0.288" calcext:value-type="float">
            <text:p>0.288</text:p>
          </table:table-cell>
          <table:table-cell office:value-type="float" office:value="0.104" calcext:value-type="float">
            <text:p>0.104</text:p>
          </table:table-cell>
          <table:table-cell office:value-type="float" office:value="0.1664" calcext:value-type="float">
            <text:p>0.1664</text:p>
          </table:table-cell>
        </table:table-row>
        <table:table-row table:style-name="ro1">
          <table:table-cell office:value-type="string" calcext:value-type="string">
            <text:p>LP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2.9" calcext:value-type="float">
            <text:p>32.9</text:p>
          </table:table-cell>
          <table:table-cell office:value-type="float" office:value="2.34" calcext:value-type="float">
            <text:p>2.34</text:p>
          </table:table-cell>
          <table:table-cell office:value-type="float" office:value="0.445" calcext:value-type="float">
            <text:p>0.445</text:p>
          </table:table-cell>
          <table:table-cell office:value-type="float" office:value="1.08" calcext:value-type="float">
            <text:p>1.08</text:p>
          </table:table-cell>
          <table:table-cell office:value-type="float" office:value="1.459" calcext:value-type="float">
            <text:p>1.459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LEP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0.0621" calcext:value-type="float">
            <text:p>0.0621</text:p>
          </table:table-cell>
          <table:table-cell office:value-type="float" office:value="0.0592" calcext:value-type="float">
            <text:p>0.0592</text:p>
          </table:table-cell>
          <table:table-cell office:value-type="float" office:value="2.766" calcext:value-type="float">
            <text:p>2.766</text:p>
          </table:table-cell>
          <table:table-cell office:value-type="float" office:value="0.00855" calcext:value-type="float">
            <text:p>0.00855</text:p>
          </table:table-cell>
          <table:table-cell office:value-type="float" office:value="0.0069999999999999" calcext:value-type="float">
            <text:p>0.007</text:p>
          </table:table-cell>
          <table:table-cell office:value-type="float" office:value="2.767" calcext:value-type="float">
            <text:p>2.767</text:p>
          </table:table-cell>
        </table:table-row>
        <table:table-row table:style-name="ro1">
          <table:table-cell office:value-type="string" calcext:value-type="string">
            <text:p>LEP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.176" calcext:value-type="float">
            <text:p>0.176</text:p>
          </table:table-cell>
          <table:table-cell office:value-type="float" office:value="0.0225" calcext:value-type="float">
            <text:p>0.0225</text:p>
          </table:table-cell>
          <table:table-cell office:value-type="float" office:value="7.12" calcext:value-type="float">
            <text:p>7.12</text:p>
          </table:table-cell>
          <table:table-cell office:value-type="float" office:value="0.0194" calcext:value-type="float">
            <text:p>0.0194</text:p>
          </table:table-cell>
          <table:table-cell office:value-type="float" office:value="0" calcext:value-type="float">
            <text:p>0</text:p>
          </table:table-cell>
          <table:table-cell office:value-type="float" office:value="6.73" calcext:value-type="float">
            <text:p>6.73</text:p>
          </table:table-cell>
        </table:table-row>
        <table:table-row table:style-name="ro1">
          <table:table-cell office:value-type="string" calcext:value-type="string">
            <text:p>LEP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123" calcext:value-type="float">
            <text:p>1,123</text:p>
          </table:table-cell>
          <table:table-cell office:value-type="float" office:value="10" calcext:value-type="float">
            <text:p>10</text:p>
          </table:table-cell>
          <table:table-cell office:value-type="float" office:value="5.36" calcext:value-type="float">
            <text:p>5.36</text:p>
          </table:table-cell>
          <table:table-cell office:value-type="float" office:value="0.607" calcext:value-type="float">
            <text:p>0.607</text:p>
          </table:table-cell>
          <table:table-cell office:value-type="float" office:value="18.74" calcext:value-type="float">
            <text:p>18.74</text:p>
          </table:table-cell>
          <table:table-cell office:value-type="float" office:value="0.805" calcext:value-type="float">
            <text:p>0.805</text:p>
          </table:table-cell>
          <table:table-cell office:value-type="float" office:value="0.100000000000001" calcext:value-type="float">
            <text:p>0.1</text:p>
          </table:table-cell>
          <table:table-cell office:value-type="float" office:value="27.78" calcext:value-type="float">
            <text:p>27.78</text:p>
          </table:table-cell>
        </table:table-row>
        <table:table-row table:style-name="ro1">
          <table:table-cell office:value-type="string" calcext:value-type="string">
            <text:p>LEP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68893" calcext:value-type="float">
            <text:p>68,893</text:p>
          </table:table-cell>
          <table:table-cell office:value-type="float" office:value="508" calcext:value-type="float">
            <text:p>508</text:p>
          </table:table-cell>
          <table:table-cell office:value-type="float" office:value="512" calcext:value-type="float">
            <text:p>512</text:p>
          </table:table-cell>
          <table:table-cell office:value-type="float" office:value="136" calcext:value-type="float">
            <text:p>136</text:p>
          </table:table-cell>
          <table:table-cell office:value-type="float" office:value="154.4" calcext:value-type="float">
            <text:p>154.4</text:p>
          </table:table-cell>
          <table:table-cell office:value-type="float" office:value="63.7" calcext:value-type="float">
            <text:p>63.7</text:p>
          </table:table-cell>
          <table:table-cell office:value-type="float" office:value="0" calcext:value-type="float">
            <text:p>0</text:p>
          </table:table-cell>
          <table:table-cell office:value-type="float" office:value="158.4" calcext:value-type="float">
            <text:p>158.4</text:p>
          </table:table-cell>
        </table:table-row>
        <table:table-row table:style-name="ro1">
          <table:table-cell office:value-type="string" calcext:value-type="string">
            <text:p>LEP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33355" calcext:value-type="float">
            <text:p>33,355</text:p>
          </table:table-cell>
          <table:table-cell office:value-type="float" office:value="13054" calcext:value-type="float">
            <text:p>13,054</text:p>
          </table:table-cell>
          <table:table-cell office:value-type="float" office:value="2980" calcext:value-type="float">
            <text:p>2980</text:p>
          </table:table-cell>
          <table:table-cell office:value-type="float" office:value="469" calcext:value-type="float">
            <text:p>469</text:p>
          </table:table-cell>
          <table:table-cell office:value-type="float" office:value="289.7" calcext:value-type="float">
            <text:p>289.7</text:p>
          </table:table-cell>
          <table:table-cell office:value-type="float" office:value="105" calcext:value-type="float">
            <text:p>105</text:p>
          </table:table-cell>
          <table:table-cell office:value-type="float" office:value="23" calcext:value-type="float">
            <text:p>23</text:p>
          </table:table-cell>
          <table:table-cell office:value-type="float" office:value="328.8" calcext:value-type="float">
            <text:p>328.8</text:p>
          </table:table-cell>
        </table:table-row>
        <table:table-row table:style-name="ro1">
          <table:table-cell office:value-type="string" calcext:value-type="string">
            <text:p>LEP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1.3" calcext:value-type="float">
            <text:p>11.3</text:p>
          </table:table-cell>
          <table:table-cell office:value-type="float" office:value="723.1" calcext:value-type="float">
            <text:p>723.1</text:p>
          </table:table-cell>
          <table:table-cell office:value-type="float" office:value="2.44" calcext:value-type="float">
            <text:p>2.44</text:p>
          </table:table-cell>
          <table:table-cell office:value-type="float" office:value="1" calcext:value-type="float">
            <text:p>1</text:p>
          </table:table-cell>
          <table:table-cell office:value-type="float" office:value="869.8" calcext:value-type="float">
            <text:p>869.8</text:p>
          </table:table-cell>
        </table:table-row>
      </table:table>
      <table:table table:name="init" table:style-name="ta1">
        <table:table-column table:style-name="co2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8" table:number-columns-repeated="2" table:default-cell-style-name="ce10"/>
        <table:table-column table:style-name="co17" table:default-cell-style-name="ce10"/>
        <table:table-column table:style-name="co18" table:default-cell-style-name="ce10"/>
        <table:table-row table:style-name="ro1">
          <table:table-cell table:style-name="ce1" office:value-type="string" calcext:value-type="string" table:number-columns-spanned="9" table:number-rows-spanned="1">
            <text:p>socexppsd – iter/MSD, no subp cuts – test initial cuts</text:p>
          </table:table-cell>
          <table:covered-table-cell table:number-columns-repeated="4"/>
          <table:covered-table-cell table:number-columns-repeated="4" table:style-name="Default"/>
        </table:table-row>
        <table:table-row table:style-name="ro1">
          <table:table-cell table:style-name="ce5"/>
          <table:table-cell table:style-name="ce5" office:value-type="string" calcext:value-type="string" table:number-columns-spanned="2" table:number-rows-spanned="1">
            <text:p>iters</text:p>
          </table:table-cell>
          <table:covered-table-cell/>
          <table:table-cell table:style-name="ce5" office:value-type="string" calcext:value-type="string" table:number-columns-spanned="2" table:number-rows-spanned="1">
            <text:p>nodes</text:p>
          </table:table-cell>
          <table:covered-table-cell/>
          <table:table-cell table:style-name="ce7" office:value-type="string" calcext:value-type="string" table:number-columns-spanned="2" table:number-rows-spanned="1">
            <text:p>Iter total time</text:p>
          </table:table-cell>
          <table:covered-table-cell table:style-name="ce8"/>
          <table:table-cell table:style-name="ce7" office:value-type="string" calcext:value-type="string" table:number-columns-spanned="2" table:number-rows-spanned="1">
            <text:p>MSD total time</text:p>
          </table:table-cell>
          <table:covered-table-cell table:style-name="ce8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style-name="Default" office:value-type="string" calcext:value-type="string">
            <text:p>on</text:p>
          </table:table-cell>
          <table:table-cell table:style-name="Default" office:value-type="string" calcext:value-type="string">
            <text:p>off</text:p>
          </table:table-cell>
          <table:table-cell table:style-name="Default" office:value-type="string" calcext:value-type="string">
            <text:p>on</text:p>
          </table:table-cell>
          <table:table-cell table:style-name="Default" office:value-type="string" calcext:value-type="string">
            <text:p>of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0.06581711769104" calcext:value-type="float">
            <text:p>0.07</text:p>
          </table:table-cell>
          <table:table-cell office:value-type="float" office:value="0.161079883575439" calcext:value-type="float">
            <text:p>0.16</text:p>
          </table:table-cell>
          <table:table-cell office:value-type="float" office:value="0.00899004936218262" calcext:value-type="float">
            <text:p>0.01</text:p>
          </table:table-cell>
          <table:table-cell office:value-type="float" office:value="0.0129780769348145" calcext:value-type="float">
            <text:p>0.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0.18270206451416" calcext:value-type="float">
            <text:p>0.18</text:p>
          </table:table-cell>
          <table:table-cell office:value-type="float" office:value="0.255563020706177" calcext:value-type="float">
            <text:p>0.26</text:p>
          </table:table-cell>
          <table:table-cell office:value-type="float" office:value="0.0201311111450195" calcext:value-type="float">
            <text:p>0.02</text:p>
          </table:table-cell>
          <table:table-cell office:value-type="float" office:value="0.0221920013427734" calcext:value-type="float">
            <text:p>0.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123" calcext:value-type="float">
            <text:p>1123</text:p>
          </table:table-cell>
          <table:table-cell office:value-type="float" office:value="1422" calcext:value-type="float">
            <text:p>1422</text:p>
          </table:table-cell>
          <table:table-cell office:value-type="float" office:value="5.36760687828064" calcext:value-type="float">
            <text:p>5.37</text:p>
          </table:table-cell>
          <table:table-cell office:value-type="float" office:value="13.1287779808044" calcext:value-type="float">
            <text:p>13.13</text:p>
          </table:table-cell>
          <table:table-cell office:value-type="float" office:value="0.806281805038452" calcext:value-type="float">
            <text:p>0.81</text:p>
          </table:table-cell>
          <table:table-cell office:value-type="float" office:value="1.41481709480286" calcext:value-type="float">
            <text:p>1.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87" calcext:value-type="float">
            <text:p>87</text:p>
          </table:table-cell>
          <table:table-cell office:value-type="float" office:value="68893" calcext:value-type="float">
            <text:p>68893</text:p>
          </table:table-cell>
          <table:table-cell office:value-type="float" office:value="112034" calcext:value-type="float">
            <text:p>112034</text:p>
          </table:table-cell>
          <table:table-cell office:value-type="float" office:value="511.637151002884" calcext:value-type="float">
            <text:p>511.64</text:p>
          </table:table-cell>
          <table:table-cell office:value-type="float" office:value="1346.53413796425" calcext:value-type="float">
            <text:p>1346.53</text:p>
          </table:table-cell>
          <table:table-cell office:value-type="float" office:value="63.7237200737" calcext:value-type="float">
            <text:p>63.72</text:p>
          </table:table-cell>
          <table:table-cell office:value-type="float" office:value="208.485455036163" calcext:value-type="float">
            <text:p>208.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77" calcext:value-type="float">
            <text:p>77</text:p>
          </table:table-cell>
          <table:table-cell office:value-type="float" office:value="33355" calcext:value-type="float">
            <text:p>33355</text:p>
          </table:table-cell>
          <table:table-cell office:value-type="float" office:value="508956" calcext:value-type="float">
            <text:p>508956</text:p>
          </table:table-cell>
          <table:table-cell office:value-type="float" office:value="2983.01086878777" calcext:value-type="float">
            <text:p>2983.01</text:p>
          </table:table-cell>
          <table:table-cell office:value-type="float" office:value="1110.08751296997" calcext:value-type="float">
            <text:p>1110.09</text:p>
          </table:table-cell>
          <table:table-cell office:value-type="float" office:value="104.82746386528" calcext:value-type="float">
            <text:p>104.83</text:p>
          </table:table-cell>
          <table:table-cell office:value-type="float" office:value="7200.00315713882" calcext:value-type="float">
            <office:annotation draw:style-name="gr1" draw:text-style-name="P2" svg:width="82.18pt" svg:height="26.62pt" svg:x="344.04pt" svg:y="47.06pt" draw:caption-point-x="-17.29pt" draw:caption-point-y="42.8pt">
              <dc:date>2017-07-18T00:00:00</dc:date>
              <text:p text:style-name="P1"><text:span text:style-name="T1">Userlimit</text:span></text:p>
            </office:annotation>
            <text:p>7200.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office:annotation draw:style-name="gr2" draw:text-style-name="P2" svg:width="82.18pt" svg:height="50.49pt" svg:x="84.56pt" svg:y="59.87pt" draw:caption-point-x="-17.29pt" draw:caption-point-y="42.8pt">
              <dc:date>2017-07-18T00:00:00</dc:date>
              <text:p text:style-name="P1"><text:span text:style-name="T1">Cycling – </text:span><text:span text:style-name="T1">possible mip </text:span><text:span text:style-name="T1">solver linear </text:span><text:span text:style-name="T1">tolerance issue</text:span></text:p>
            </office:annotation>
            <text:p>*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7.318871974945" calcext:value-type="float">
            <text:p>187.32</text:p>
          </table:table-cell>
          <table:table-cell table:style-name="Default" office:value-type="string" calcext:value-type="string">
            <text:p>*</text:p>
          </table:table-cell>
          <table:table-cell office:value-type="float" office:value="2.46009206771851" calcext:value-type="float">
            <text:p>2.46</text:p>
          </table:table-cell>
          <table:table-cell office:value-type="float" office:value="12.7995510101318" calcext:value-type="float">
            <text:p>12.80</text:p>
          </table:table-cell>
        </table:table-row>
      </table:table>
      <table:table table:name="psd" table:style-name="ta1">
        <table:table-column table:style-name="co22" table:default-cell-style-name="Default"/>
        <table:table-column table:style-name="co19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19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psd – iter, multi-threaded cplex if big – psd eig and psd (init/subp) soc</text:p>
          </table:table-cell>
          <table:covered-table-cell table:style-name="ce5"/>
          <table:covered-table-cell table:number-columns-repeated="3"/>
          <table:covered-table-cell table:style-name="ce5"/>
          <table:covered-table-cell table:number-columns-repeated="3"/>
        </table:table-row>
        <table:table-row table:style-name="ro1">
          <table:table-cell/>
          <table:table-cell table:style-name="ce5" office:value-type="string" calcext:value-type="string" table:number-columns-spanned="4" table:number-rows-spanned="1">
            <text:p>psd eig lin</text:p>
          </table:table-cell>
          <table:covered-table-cell table:number-columns-repeated="3"/>
          <table:table-cell table:style-name="ce5" office:value-type="string" calcext:value-type="string" table:number-columns-spanned="4" table:number-rows-spanned="1">
            <text:p>psd init/eig soc</text:p>
          </table:table-cell>
          <table:covered-table-cell table:number-columns-repeated="3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iters</text:p>
          </table:table-cell>
          <table:covered-table-cell/>
          <table:table-cell table:style-name="ce5" office:value-type="string" calcext:value-type="string" table:number-columns-spanned="2" table:number-rows-spanned="1">
            <text:p>time</text:p>
          </table:table-cell>
          <table:covered-table-cell/>
          <table:table-cell table:style-name="ce5" office:value-type="string" calcext:value-type="string" table:number-columns-spanned="2" table:number-rows-spanned="1">
            <text:p>iters</text:p>
          </table:table-cell>
          <table:covered-table-cell/>
          <table:table-cell table:style-name="ce5" office:value-type="string" calcext:value-type="string" table:number-columns-spanned="2" table:number-rows-spanned="1">
            <text:p>time</text:p>
          </table:table-cell>
          <table:covered-table-cell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 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 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scip sdp 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ip sdp 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cip sdp 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ybe por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ybe expdesign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or just all port PSD</text:p>
          </table:table-cell>
          <table:table-cell table:number-columns-repeated="8"/>
        </table:table-row>
      </table:table>
      <table:named-expressions/>
      <table:database-ranges>
        <table:database-range table:name="__Anonymous_Sheet_DB__0" table:target-range-address="conic.A1:conic.AMJ1048576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 number:grouping="true"/>
    </number:number-style>
    <number:number-style style:name="N123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24">
      <number:number number:decimal-places="3" loext:min-decimal-places="3" number:min-integer-digits="1"/>
    </number:number-style>
    <number:number-style style:name="N125">
      <number:scientific-number number:decimal-places="0" loext:min-decimal-places="0" number:min-integer-digits="1" number:min-exponent-digits="2" loext:exponent-interval="1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Value" style:display-name="Pivot Table Value" style:family="table-cell" style:parent-style-name="Default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8">00/00/0000</text:date>, <text:time style:data-style-name="N2" text:time-value="15:20:48.9610621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7T13:54:16.784903167</meta:creation-date>
    <dc:date>2017-07-18T15:59:15.990123437</dc:date>
    <meta:editing-duration>PT2H30M35S</meta:editing-duration>
    <meta:editing-cycles>25</meta:editing-cycles>
    <meta:generator>LibreOffice/5.1.6.2$Linux_X86_64 LibreOffice_project/10m0$Build-2</meta:generator>
    <meta:document-statistic meta:table-count="5" meta:cell-count="912" meta:object-count="0"/>
  </office:meta>
</office:document-meta>
</file>